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cm"/>
    </style:style>
    <style:style style:name="co2" style:family="table-column">
      <style:table-column-properties fo:break-before="auto" style:column-width="2.15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gr2" style:family="graphic">
      <style:graphic-properties draw:marker-start="Extrémité_20_de_20_ligne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_20_de_20_ligne_20_1" draw:marker-start-width="0.2cm" draw:marker-start-center="false" draw:fill="solid" draw:fill-color="#ffffc0" fo:min-height="0.87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fo:hyphenate="false"/>
    </style:style>
  </office:automatic-styles>
  <office:body>
    <office:spreadsheet>
      <table:table table:name="Feuille1_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>
            <text:p>mem</text:p>
          </table:table-cell>
          <table:table-cell table:number-columns-repeated="4" office:value-type="float" office:value="512">
            <text:p>512</text:p>
          </table:table-cell>
          <table:table-cell table:number-columns-repeated="4" office:value-type="float" office:value="2048">
            <text:p>2048</text:p>
          </table:table-cell>
        </table:table-row>
        <table:table-row table:style-name="ro2">
          <table:table-cell office:value-type="string">
            <text:p>cache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bucket</text:p>
          </table:table-cell>
          <table:table-cell office:value-type="float" office:value="361939">
            <text:p>361939</text:p>
          </table:table-cell>
          <table:table-cell office:value-type="float" office:value="723878">
            <text:p>723878</text:p>
          </table:table-cell>
          <table:table-cell office:value-type="float" office:value="1085817">
            <text:p>1085817</text:p>
          </table:table-cell>
          <table:table-cell office:value-type="float" office:value="1447756">
            <text:p>1447756</text:p>
          </table:table-cell>
          <table:table-cell office:value-type="float" office:value="361939">
            <text:p>361939</text:p>
          </table:table-cell>
          <table:table-cell office:value-type="float" office:value="723878">
            <text:p>723878</text:p>
          </table:table-cell>
          <table:table-cell office:value-type="float" office:value="1085817">
            <text:p>1085817</text:p>
          </table:table-cell>
          <table:table-cell office:value-type="float" office:value="1447756">
            <text:p>1447756</text:p>
          </table:table-cell>
        </table:table-row>
        <table:table-row table:style-name="ro2">
          <table:table-cell office:value-type="string">
            <office:annotation draw:style-name="gr2" draw:text-style-name="P1" svg:width="3.726cm" svg:height="1.023cm" svg:x="2.533cm" svg:y="0.001cm" draw:caption-point-x="-2.533cm" draw:caption-point-y="-0.001cm">
              <dc:date>2008-04-29T00:00:00</dc:date>
              <text:p text:style-name="P1">1 : 64bit mode</text:p>
              <text:p text:style-name="P1">x : compression</text:p>
            </office:annotation>
            <text:p>options</text:p>
          </table:table-cell>
          <table:table-cell table:number-columns-repeated="8" office:value-type="float" office:value="1">
            <text:p>1</text:p>
          </table:table-cell>
        </table:table-row>
        <table:table-row table:style-name="ro1">
          <table:table-cell office:value-type="string">
            <text:p>nbelt</text:p>
          </table:table-cell>
          <table:table-cell office:value-type="float" office:value="361939">
            <text:p>361939</text:p>
          </table:table-cell>
          <table:table-cell office:value-type="float" office:value="723878">
            <text:p>723878</text:p>
          </table:table-cell>
          <table:table-cell office:value-type="float" office:value="1085817">
            <text:p>1085817</text:p>
          </table:table-cell>
          <table:table-cell office:value-type="float" office:value="1447756">
            <text:p>1447756</text:p>
          </table:table-cell>
          <table:table-cell office:value-type="float" office:value="361939">
            <text:p>361939</text:p>
          </table:table-cell>
          <table:table-cell office:value-type="float" office:value="723878">
            <text:p>723878</text:p>
          </table:table-cell>
          <table:table-cell office:value-type="float" office:value="1085817">
            <text:p>1085817</text:p>
          </table:table-cell>
          <table:table-cell office:value-type="float" office:value="1447756">
            <text:p>1447756</text:p>
          </table:table-cell>
        </table:table-row>
        <table:table-row table:style-name="ro1">
          <table:table-cell office:value-type="string">
            <office:annotation draw:style-name="gr3" draw:text-style-name="P1" svg:width="4.016cm" svg:height="1.072cm" svg:x="2.533cm" svg:y="0.801cm" draw:caption-point-x="-2.533cm" draw:caption-point-y="-0.801cm">
              <dc:date>2008-04-29T00:00:00</dc:date>
              <text:p text:style-name="P1">Loading nbelt records</text:p>
            </office:annotation>
            <text:p>load</text:p>
          </table:table-cell>
          <table:table-cell office:value-type="float" office:value="1632">
            <text:p>1632</text:p>
          </table:table-cell>
          <table:table-cell office:value-type="float" office:value="3211">
            <text:p>3211</text:p>
          </table:table-cell>
          <table:table-cell office:value-type="float" office:value="10192">
            <text:p>10192</text:p>
          </table:table-cell>
          <table:table-cell office:value-type="float" office:value="15465">
            <text:p>15465</text:p>
          </table:table-cell>
          <table:table-cell office:value-type="float" office:value="1103">
            <text:p>1103</text:p>
          </table:table-cell>
          <table:table-cell office:value-type="float" office:value="9789">
            <text:p>9789</text:p>
          </table:table-cell>
          <table:table-cell office:value-type="float" office:value="31150">
            <text:p>31150</text:p>
          </table:table-cell>
          <table:table-cell office:value-type="float" office:value="70210">
            <text:p>70210</text:p>
          </table:table-cell>
        </table:table-row>
        <table:table-row table:style-name="ro1">
          <table:table-cell office:value-type="string">
            <office:annotation draw:style-name="gr2" draw:text-style-name="P1" svg:width="2.899cm" svg:height="1.434cm" svg:x="2.533cm" svg:y="1.266cm" draw:caption-point-x="-2.533cm" draw:caption-point-y="-1.266cm">
              <dc:date>2008-04-29T00:00:00</dc:date>
              <text:p text:style-name="P1">Mark elt as seen (get and write)</text:p>
            </office:annotation>
            <text:p>seen</text:p>
          </table:table-cell>
          <table:table-cell office:value-type="float" office:value="5185">
            <text:p>5185</text:p>
          </table:table-cell>
          <table:table-cell office:value-type="float" office:value="11554">
            <text:p>11554</text:p>
          </table:table-cell>
          <table:table-cell office:value-type="float" office:value="20218">
            <text:p>20218</text:p>
          </table:table-cell>
          <table:table-cell office:value-type="float" office:value="33649">
            <text:p>33649</text:p>
          </table:table-cell>
          <table:table-cell office:value-type="float" office:value="4506">
            <text:p>4506</text:p>
          </table:table-cell>
          <table:table-cell office:value-type="float" office:value="12577">
            <text:p>12577</text:p>
          </table:table-cell>
          <table:table-cell office:value-type="float" office:value="37253">
            <text:p>37253</text:p>
          </table:table-cell>
          <table:table-cell office:value-type="float" office:value="78883">
            <text:p>78883</text:p>
          </table:table-cell>
        </table:table-row>
        <table:table-row table:style-name="ro1">
          <table:table-cell office:value-type="string">
            <office:annotation draw:style-name="gr2" draw:text-style-name="P1" svg:width="2.899cm" svg:height="1.023cm" svg:x="2.533cm" svg:y="1.732cm" draw:caption-point-x="-2.533cm" draw:caption-point-y="-1.732cm">
              <dc:date>2008-04-29T00:00:00</dc:date>
              <text:p text:style-name="P1">interate and get all elt</text:p>
            </office:annotation>
            <text:p>walk</text:p>
          </table:table-cell>
          <table:table-cell office:value-type="float" office:value="5691">
            <text:p>5691</text:p>
          </table:table-cell>
          <table:table-cell office:value-type="float" office:value="12555">
            <text:p>12555</text:p>
          </table:table-cell>
          <table:table-cell office:value-type="float" office:value="23955">
            <text:p>23955</text:p>
          </table:table-cell>
          <table:table-cell office:value-type="float" office:value="83446">
            <text:p>83446</text:p>
          </table:table-cell>
          <table:table-cell office:value-type="float" office:value="4868">
            <text:p>4868</text:p>
          </table:table-cell>
          <table:table-cell office:value-type="float" office:value="13021">
            <text:p>13021</text:p>
          </table:table-cell>
          <table:table-cell office:value-type="float" office:value="34285">
            <text:p>34285</text:p>
          </table:table-cell>
          <table:table-cell office:value-type="float" office:value="75925">
            <text:p>75925</text:p>
          </table:table-cell>
        </table:table-row>
        <table:table-row table:style-name="ro1">
          <table:table-cell office:value-type="string">
            <text:p>size</text:p>
          </table:table-cell>
          <table:table-cell office:value-type="float" office:value="51846144">
            <text:p>51846144</text:p>
          </table:table-cell>
          <table:table-cell office:value-type="float" office:value="104385920">
            <text:p>104385920</text:p>
          </table:table-cell>
          <table:table-cell office:value-type="float" office:value="161012736">
            <text:p>161012736</text:p>
          </table:table-cell>
          <table:table-cell office:value-type="float" office:value="218365056">
            <text:p>218365056</text:p>
          </table:table-cell>
          <table:table-cell office:value-type="float" office:value="51846144">
            <text:p>51846144</text:p>
          </table:table-cell>
          <table:table-cell office:value-type="float" office:value="104385920">
            <text:p>104385920</text:p>
          </table:table-cell>
          <table:table-cell office:value-type="float" office:value="161012736">
            <text:p>161012736</text:p>
          </table:table-cell>
          <table:table-cell office:value-type="float" office:value="218365056">
            <text:p>218365056</text:p>
          </table:table-cell>
        </table:table-row>
        <table:table-row table:style-name="ro1">
          <table:table-cell office:value-type="string">
            <text:p>size (MB)</text:p>
          </table:table-cell>
          <table:table-cell table:formula="oooc:=[.B9]/1024/1024" office:value-type="float" office:value="49.4443359375">
            <text:p>49,44</text:p>
          </table:table-cell>
          <table:table-cell table:formula="oooc:=[.C9]/1024/1024" office:value-type="float" office:value="99.5501708984375">
            <text:p>99,55</text:p>
          </table:table-cell>
          <table:table-cell table:formula="oooc:=[.D9]/1024/1024" office:value-type="float" office:value="153.5537109375">
            <text:p>153,55</text:p>
          </table:table-cell>
          <table:table-cell table:formula="oooc:=[.E9]/1024/1024" office:value-type="float" office:value="208.249145507812">
            <text:p>208,25</text:p>
          </table:table-cell>
          <table:table-cell table:number-columns-repeated="4"/>
        </table:table-row>
        <table:table-row table:style-name="ro2">
          <table:table-cell>
            <draw:frame table:end-cell-address="Feuille1_4.J31" table:end-x="2.209cm" table:end-y="0.053cm" draw:z-index="0" draw:style-name="gr1" svg:width="21.844cm" svg:height="8.753cm" svg:x="0.249cm" svg:y="0.332cm">
              <draw:object draw:notify-on-update-of-ranges="Feuille1_4.A3:Feuille1_4.J3 Feuille1_4.A6:Feuille1_4.J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2" table:number-rows-repeated="20">
          <table:table-cell table:number-columns-repeated="9"/>
        </table:table-row>
        <table:table-row table:style-name="ro2">
          <table:table-cell>
            <draw:frame table:end-cell-address="Feuille1_4.F52" table:end-x="1.686cm" table:end-y="0.344cm" draw:z-index="1" draw:style-name="gr1" svg:width="11.686cm" svg:height="8.949cm" svg:x="0.852cm" svg:y="0.427cm">
              <draw:object draw:notify-on-update-of-ranges="Feuille1_4.A3:Feuille1_4.E3 Feuille1_4.A10:Feuille1_4.E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9">29/04/2008</text:date>, <text:time>22:5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8-04-29T21:35:58</meta:creation-date>
    <dc:date>2008-04-29T22:56:56</dc:date>
    <dc:language>fr-FR</dc:language>
    <meta:editing-cycles>9</meta:editing-cycles>
    <meta:editing-duration>PT1H21M2S</meta:editing-duration>
    <meta:user-defined meta:name="Info 1"/>
    <meta:user-defined meta:name="Info 2"/>
    <meta:user-defined meta:name="Info 3"/>
    <meta:user-defined meta:name="Info 4"/>
    <meta:document-statistic meta:table-count="1" meta:cell-count="8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6.2999992370605pt" style:font-family-asian="'DejaVu Sans'" style:font-family-generic-asian="system" style:font-pitch-asian="variable" style:font-size-asian="16.2999992370605pt" style:font-family-complex="'DejaVu Sans'" style:font-family-generic-complex="system" style:font-pitch-complex="variable" style:font-size-complex="16.2999992370605pt"/>
    </style:style>
    <style:style style:name="ch3" style:family="chart">
      <style:graphic-properties draw:fill="none"/>
      <style:text-properties fo:font-family="'DejaVu Sans'" style:font-family-generic="swiss" style:font-pitch="variable" fo:font-size="7.5pt" style:font-family-asian="'DejaVu Sans'" style:font-family-generic-asian="system" style:font-pitch-asian="variable" style:font-size-asian="7.5pt" style:font-family-complex="'DejaVu Sans'" style:font-family-generic-complex="system" style:font-pitch-complex="variable" style:font-size-complex="7.5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8.69999980926514pt" style:font-family-asian="'DejaVu Sans'" style:font-family-generic-asian="system" style:font-pitch-asian="variable" style:font-size-asian="8.69999980926514pt" style:font-family-complex="'DejaVu Sans'" style:font-family-generic-complex="system" style:font-pitch-complex="variable" style:font-size-complex="8.69999980926514pt"/>
    </style:style>
    <style:style style:name="ch6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11.3000001907349pt" style:font-family-asian="'DejaVu Sans'" style:font-family-generic-asian="system" style:font-pitch-asian="variable" style:font-size-asian="11.3000001907349pt" style:font-family-complex="'DejaVu Sans'" style:font-family-generic-complex="system" style:font-pitch-complex="variable" style:font-size-complex="11.3000001907349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8.69999980926514pt" style:font-family-asian="'DejaVu Sans'" style:font-family-generic-asian="system" style:font-pitch-asian="variable" style:font-size-asian="8.69999980926514pt" style:font-family-complex="'DejaVu Sans'" style:font-family-generic-complex="system" style:font-pitch-complex="variable" style:font-size-complex="8.69999980926514pt"/>
    </style:style>
    <style:style style:name="ch8" style:family="chart">
      <style:graphic-properties draw:fill-color="#ff6f00"/>
      <style:text-properties fo:font-family="'DejaVu Sans'" style:font-family-generic="swiss" style:font-pitch="variable" fo:font-size="7.5pt" style:font-family-asian="'DejaVu Sans'" style:font-family-generic-asian="system" style:font-pitch-asian="variable" style:font-size-asian="7.5pt" style:font-family-complex="'DejaVu Sans'" style:font-family-generic-complex="system" style:font-pitch-complex="variable" style:font-size-complex="7.5pt"/>
    </style:style>
    <style:style style:name="ch9" style:family="chart">
      <style:graphic-properties draw:fill-color="#800080"/>
      <style:text-properties fo:font-family="'DejaVu Sans'" style:font-family-generic="swiss" style:font-pitch="variable" fo:font-size="7.5pt" style:font-family-asian="'DejaVu Sans'" style:font-family-generic-asian="system" style:font-pitch-asian="variable" style:font-size-asian="7.5pt" style:font-family-complex="'DejaVu Sans'" style:font-family-generic-complex="system" style:font-pitch-complex="variable" style:font-size-complex="7.5pt"/>
    </style:style>
    <style:style style:name="ch10" style:family="chart">
      <style:graphic-properties draw:fill-color="#666666"/>
      <style:text-properties fo:font-family="'DejaVu Sans'" style:font-family-generic="swiss" style:font-pitch="variable" fo:font-size="7.5pt" style:font-family-asian="'DejaVu Sans'" style:font-family-generic-asian="system" style:font-pitch-asian="variable" style:font-size-asian="7.5pt" style:font-family-complex="'DejaVu Sans'" style:font-family-generic-complex="system" style:font-pitch-complex="variable" style:font-size-complex="7.5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21.845cm" svg:height="8.754cm" chart:class="chart:bar" chart:style-name="ch1">
        <chart:title svg:x="6.129cm" svg:y="0.174cm" chart:style-name="ch2">
          <text:p>Loading time (512MB and 2GB)</text:p>
        </chart:title>
        <chart:legend chart:legend-position="end" svg:x="20.252cm" svg:y="3.744cm" chart:style-name="ch3"/>
        <chart:plot-area chart:style-name="ch4" table:cell-range-address="Feuille1_4.$A$3:.$J$3 Feuille1_4.$A$6:.$J$8" chart:data-source-has-labels="both" chart:table-number-list="0 0" svg:x="0.436cm" svg:y="1.191cm" svg:width="18.945cm" svg:height="7.389cm">
          <chart:axis chart:dimension="x" chart:name="primary-x" chart:style-name="ch5">
            <chart:title svg:x="10.457cm" svg:y="8.111cm" chart:style-name="ch6">
              <text:p>Files</text:p>
            </chart:title>
            <chart:categories table:cell-range-address="local-table.A2:.A10"/>
          </chart:axis>
          <chart:axis chart:dimension="y" chart:name="primary-y" chart:style-name="ch7">
            <chart:title svg:x="0.436cm" svg:y="4.551cm" chart:style-name="ch6">
              <text:p>ms</text:p>
            </chart:title>
            <chart:grid chart:class="major"/>
          </chart:axis>
          <chart:series chart:style-name="ch8">
            <chart:data-point chart:repeated="9"/>
          </chart:series>
          <chart:series chart:style-name="ch9">
            <chart:data-point chart:repeated="9"/>
          </chart:series>
          <chart:series chart:style-name="ch10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61939</text:p>
              </table:table-cell>
              <table:table-cell office:value-type="string">
                <text:p>723878</text:p>
              </table:table-cell>
              <table:table-cell office:value-type="string">
                <text:p>1085817</text:p>
              </table:table-cell>
              <table:table-cell office:value-type="string">
                <text:p>1447756</text:p>
              </table:table-cell>
              <table:table-cell office:value-type="string">
                <text:p>361939</text:p>
              </table:table-cell>
              <table:table-cell office:value-type="string">
                <text:p>723878</text:p>
              </table:table-cell>
              <table:table-cell office:value-type="string">
                <text:p>1085817</text:p>
              </table:table-cell>
              <table:table-cell office:value-type="string">
                <text:p>1447756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load</text:p>
              </table:table-cell>
              <table:table-cell office:value-type="float" office:value="1632">
                <text:p>1632</text:p>
              </table:table-cell>
              <table:table-cell office:value-type="float" office:value="3211">
                <text:p>3211</text:p>
              </table:table-cell>
              <table:table-cell office:value-type="float" office:value="10192">
                <text:p>10192</text:p>
              </table:table-cell>
              <table:table-cell office:value-type="float" office:value="15465">
                <text:p>15465</text:p>
              </table:table-cell>
              <table:table-cell office:value-type="float" office:value="1103">
                <text:p>1103</text:p>
              </table:table-cell>
              <table:table-cell office:value-type="float" office:value="9789">
                <text:p>9789</text:p>
              </table:table-cell>
              <table:table-cell office:value-type="float" office:value="31150">
                <text:p>31150</text:p>
              </table:table-cell>
              <table:table-cell office:value-type="float" office:value="70210">
                <text:p>7021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een</text:p>
              </table:table-cell>
              <table:table-cell office:value-type="float" office:value="5185">
                <text:p>5185</text:p>
              </table:table-cell>
              <table:table-cell office:value-type="float" office:value="11554">
                <text:p>11554</text:p>
              </table:table-cell>
              <table:table-cell office:value-type="float" office:value="20218">
                <text:p>20218</text:p>
              </table:table-cell>
              <table:table-cell office:value-type="float" office:value="33649">
                <text:p>33649</text:p>
              </table:table-cell>
              <table:table-cell office:value-type="float" office:value="4506">
                <text:p>4506</text:p>
              </table:table-cell>
              <table:table-cell office:value-type="float" office:value="12577">
                <text:p>12577</text:p>
              </table:table-cell>
              <table:table-cell office:value-type="float" office:value="37253">
                <text:p>37253</text:p>
              </table:table-cell>
              <table:table-cell office:value-type="float" office:value="78883">
                <text:p>7888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walk</text:p>
              </table:table-cell>
              <table:table-cell office:value-type="float" office:value="5691">
                <text:p>5691</text:p>
              </table:table-cell>
              <table:table-cell office:value-type="float" office:value="12555">
                <text:p>12555</text:p>
              </table:table-cell>
              <table:table-cell office:value-type="float" office:value="23955">
                <text:p>23955</text:p>
              </table:table-cell>
              <table:table-cell office:value-type="float" office:value="83446">
                <text:p>83446</text:p>
              </table:table-cell>
              <table:table-cell office:value-type="float" office:value="4868">
                <text:p>4868</text:p>
              </table:table-cell>
              <table:table-cell office:value-type="float" office:value="13021">
                <text:p>13021</text:p>
              </table:table-cell>
              <table:table-cell office:value-type="float" office:value="34285">
                <text:p>34285</text:p>
              </table:table-cell>
              <table:table-cell office:value-type="float" office:value="75925">
                <text:p>75925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6.6000003814697pt" style:font-family-asian="'DejaVu Sans'" style:font-family-generic-asian="system" style:font-pitch-asian="variable" style:font-size-asian="16.6000003814697pt" style:font-family-complex="'DejaVu Sans'" style:font-family-generic-complex="system" style:font-pitch-complex="variable" style:font-size-complex="16.6000003814697pt"/>
    </style:style>
    <style:style style:name="ch3" style:family="chart">
      <style:graphic-properties draw:fill="none"/>
      <style:text-properties fo:font-family="'DejaVu Sans'" style:font-family-generic="swiss" style:font-pitch="variable" fo:font-size="7.69999980926514pt" style:font-family-asian="'DejaVu Sans'" style:font-family-generic-asian="system" style:font-pitch-asian="variable" style:font-size-asian="7.69999980926514pt" style:font-family-complex="'DejaVu Sans'" style:font-family-generic-complex="system" style:font-pitch-complex="variable" style:font-size-complex="7.69999980926514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6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11.5pt" style:font-family-asian="'DejaVu Sans'" style:font-family-generic-asian="system" style:font-pitch-asian="variable" style:font-size-asian="11.5pt" style:font-family-complex="'DejaVu Sans'" style:font-family-generic-complex="system" style:font-pitch-complex="variable" style:font-size-complex="11.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8" style:family="chart">
      <style:graphic-properties draw:fill-color="#ff6f00"/>
      <style:text-properties fo:font-family="'DejaVu Sans'" style:font-family-generic="swiss" style:font-pitch="variable" fo:font-size="7.69999980926514pt" style:font-family-asian="'DejaVu Sans'" style:font-family-generic-asian="system" style:font-pitch-asian="variable" style:font-size-asian="7.69999980926514pt" style:font-family-complex="'DejaVu Sans'" style:font-family-generic-complex="system" style:font-pitch-complex="variable" style:font-size-complex="7.69999980926514pt"/>
    </style:style>
    <style:style style:name="ch9" style:family="chart">
      <style:graphic-properties draw:fill-color="#800080"/>
      <style:text-properties fo:font-family="'DejaVu Sans'" style:font-family-generic="swiss" style:font-pitch="variable" fo:font-size="7.69999980926514pt" style:font-family-asian="'DejaVu Sans'" style:font-family-generic-asian="system" style:font-pitch-asian="variable" style:font-size-asian="7.69999980926514pt" style:font-family-complex="'DejaVu Sans'" style:font-family-generic-complex="system" style:font-pitch-complex="variable" style:font-size-complex="7.69999980926514pt"/>
    </style:style>
    <style:style style:name="ch10" style:family="chart">
      <style:graphic-properties draw:fill-color="#666666"/>
      <style:text-properties fo:font-family="'DejaVu Sans'" style:font-family-generic="swiss" style:font-pitch="variable" fo:font-size="7.69999980926514pt" style:font-family-asian="'DejaVu Sans'" style:font-family-generic-asian="system" style:font-pitch-asian="variable" style:font-size-asian="7.69999980926514pt" style:font-family-complex="'DejaVu Sans'" style:font-family-generic-complex="system" style:font-pitch-complex="variable" style:font-size-complex="7.69999980926514pt"/>
    </style:style>
    <style:style style:name="ch11" style:family="chart">
      <style:graphic-properties draw:fill-color="#6b4794"/>
      <style:text-properties fo:font-family="'DejaVu Sans'" style:font-family-generic="swiss" style:font-pitch="variable" fo:font-size="7.69999980926514pt" style:font-family-asian="'DejaVu Sans'" style:font-family-generic-asian="system" style:font-pitch-asian="variable" style:font-size-asian="7.69999980926514pt" style:font-family-complex="'DejaVu Sans'" style:font-family-generic-complex="system" style:font-pitch-complex="variable" style:font-size-complex="7.69999980926514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11.687cm" svg:height="8.95cm" chart:class="chart:bar" chart:style-name="ch1">
        <chart:title svg:x="4.728cm" svg:y="0.178cm" chart:style-name="ch2">
          <text:p>DB Size</text:p>
        </chart:title>
        <chart:legend chart:legend-position="end" svg:x="9.727cm" svg:y="3.606cm" chart:style-name="ch3"/>
        <chart:plot-area chart:style-name="ch4" table:cell-range-address="Feuille1_4.$A$3:.$E$3 Feuille1_4.$A$10:.$E$10" chart:data-source-has-labels="both" chart:table-number-list="0 0" svg:x="0.232cm" svg:y="1.211cm" svg:width="9.032cm" svg:height="7.561cm">
          <chart:axis chart:dimension="x" chart:name="primary-x" chart:style-name="ch5">
            <chart:title svg:x="5.049cm" svg:y="8.295cm" chart:style-name="ch6">
              <text:p>Files</text:p>
            </chart:title>
            <chart:categories table:cell-range-address="local-table.A2:.A2"/>
          </chart:axis>
          <chart:axis chart:dimension="y" chart:name="primary-y" chart:style-name="ch7">
            <chart:title svg:x="0.232cm" svg:y="5.3cm" chart:style-name="ch6">
              <text:p>Size (MB)</text:p>
            </chart:title>
            <chart:grid chart:class="major"/>
          </chart:axis>
          <chart:series chart:style-name="ch8">
            <chart:data-point/>
          </chart:series>
          <chart:series chart:style-name="ch9">
            <chart:data-point/>
          </chart:series>
          <chart:series chart:style-name="ch10">
            <chart:data-point/>
          </chart:series>
          <chart:series chart:style-name="ch11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61939</text:p>
              </table:table-cell>
              <table:table-cell office:value-type="string">
                <text:p>723878</text:p>
              </table:table-cell>
              <table:table-cell office:value-type="string">
                <text:p>1085817</text:p>
              </table:table-cell>
              <table:table-cell office:value-type="string">
                <text:p>1447756</text:p>
              </table:table-cell>
            </table:table-row>
          </table:table-header-rows>
          <table:table-rows>
            <table:table-row>
              <table:table-cell office:value-type="string">
                <text:p>size (MB)</text:p>
              </table:table-cell>
              <table:table-cell office:value-type="float" office:value="49.4443359375">
                <text:p>49.4443359375</text:p>
              </table:table-cell>
              <table:table-cell office:value-type="float" office:value="99.5501708984375">
                <text:p>99.5501708984375</text:p>
              </table:table-cell>
              <table:table-cell office:value-type="float" office:value="153.5537109375">
                <text:p>153.5537109375</text:p>
              </table:table-cell>
              <table:table-cell office:value-type="float" office:value="208.249145507812">
                <text:p>208.249145507812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